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ReplacingPipe.getWidget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dgetReplacingPipe.checkContextWidgetAvailable( String widget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ReplacingPipe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ertStylingContentHandler.endElement( String uri , String loc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idgetReplacingPipe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startElement( String namespaceURI , String localName , String qName , Attributes attribute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WidgetReplacingPipe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dgetReplacingPipe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translateAttributes( Attributes attributes ,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ertStylingContentHandler.setSaxFragment( SaxBuffer sax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ReplacingPipe.init( Widget newContextWidget , WoodyPipelineConfig newPip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ertStylingContentHand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dgetReplacingPipe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dgetReplacingPipe.endElement( String namespaceURI , String localName , String q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nsertStylingContentHandl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ReplacingPipe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ReplacingPipe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